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Tableau1" style:family="table">
      <style:table-properties style:width="8.996cm" table:align="left"/>
    </style:style>
    <style:style style:name="Tableau1.A" style:family="table-column">
      <style:table-column-properties style:column-width="1.667cm"/>
    </style:style>
    <style:style style:name="Tableau1.B" style:family="table-column">
      <style:table-column-properties style:column-width="4.872cm"/>
    </style:style>
    <style:style style:name="Tableau1.C" style:family="table-column">
      <style:table-column-properties style:column-width="2.457cm"/>
    </style:style>
    <style:style style:name="Tableau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au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au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au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au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au2" style:family="table">
      <style:table-properties style:width="7.357cm" table:align="left"/>
    </style:style>
    <style:style style:name="Tableau2.A" style:family="table-column">
      <style:table-column-properties style:column-width="1.667cm"/>
    </style:style>
    <style:style style:name="Tableau2.B" style:family="table-column">
      <style:table-column-properties style:column-width="3.154cm"/>
    </style:style>
    <style:style style:name="Tableau2.C" style:family="table-column">
      <style:table-column-properties style:column-width="2.536cm"/>
    </style:style>
    <style:style style:name="Tableau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au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au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au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au2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2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Heading_20_1" style:list-style-name="">
      <style:text-properties officeooo:rsid="000e30e8" officeooo:paragraph-rsid="000e30e8"/>
    </style:style>
    <style:style style:name="P2" style:family="paragraph" style:parent-style-name="Text_20_body" style:list-style-name="">
      <style:text-properties officeooo:rsid="001013e1" officeooo:paragraph-rsid="001013e1"/>
    </style:style>
    <style:style style:name="P3" style:family="paragraph" style:parent-style-name="Text_20_body" style:list-style-name="">
      <style:text-properties officeooo:rsid="00106702" officeooo:paragraph-rsid="00106702"/>
    </style:style>
    <style:style style:name="P4" style:family="paragraph" style:parent-style-name="Text_20_body" style:list-style-name="">
      <style:text-properties officeooo:rsid="001161ee" officeooo:paragraph-rsid="001161ee"/>
    </style:style>
    <style:style style:name="P5" style:family="paragraph" style:parent-style-name="Text_20_body" style:list-style-name="">
      <style:text-properties officeooo:rsid="0012e6e5" officeooo:paragraph-rsid="0012e6e5"/>
    </style:style>
    <style:style style:name="P6" style:family="paragraph" style:parent-style-name="Text_20_body" style:list-style-name="">
      <style:text-properties fo:font-weight="normal" officeooo:rsid="0012e6e5" officeooo:paragraph-rsid="0012e6e5" style:font-weight-asian="normal" style:font-weight-complex="normal"/>
    </style:style>
    <style:style style:name="T1" style:family="text">
      <style:text-properties officeooo:rsid="001013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Comparatifs et superlatifs</text:h>
      <text:h text:style-name="Heading_20_2" text:outline-level="2">Comparatif</text:h>
      <text:h text:style-name="Heading_20_3" text:outline-level="3">Égalité</text:h>
      <text:h text:style-name="Heading_20_4" text:outline-level="4">Comparaison d’un adjectif</text:h>
      <text:p text:style-name="Text_20_body">On suit la construction <text:span text:style-name="T2">tan + adjectif + como</text:span></text:p>
      <text:h text:style-name="Heading_20_4" text:outline-level="4">Comparaison d’un nom</text:h>
      <text:p text:style-name="P2">On suit la construction : <text:span text:style-name="Emphasis"><text:span text:style-name="T3">tanto / tanta / tantos / tantas + nom commun + como</text:span></text:span></text:p>
      <text:h text:style-name="Heading_20_3" text:outline-level="3">Supériorité</text:h>
      <text:h text:style-name="Heading_20_4" text:outline-level="4">Cas général</text:h>
      <text:p text:style-name="P3">On suit la construction : <text:span text:style-name="T2">más + adjectif/nom + que</text:span></text:p>
      <text:h text:style-name="Heading_20_4" text:outline-level="4">Except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490022623152">
            <table:table-cell table:style-name="Tableau1.A1" office:value-type="string">
              <text:p text:style-name="Table_20_Heading"><text:span text:style-name="Strong_20_Emphasis">Adjectif</text:span></text:p>
            </table:table-cell>
            <table:table-cell table:style-name="Tableau1.B1" office:value-type="string">
              <text:p text:style-name="Table_20_Heading"><text:span text:style-name="Strong_20_Emphasis">Comparatif de supériorité</text:span></text:p>
            </table:table-cell>
            <table:table-cell table:style-name="Tableau1.B1" office:value-type="string">
              <text:p text:style-name="Table_20_Heading"><text:span text:style-name="Strong_20_Emphasis">Traduction</text:span></text:p>
            </table:table-cell>
          </table:table-row>
          <table:table-row table:style-name="TableLine94490022623152">
            <table:table-cell table:style-name="Tableau1.A2" office:value-type="string">
              <text:p text:style-name="Table_20_Contents"><text:span text:style-name="Emphasis">Grande</text:span></text:p>
            </table:table-cell>
            <table:table-cell table:style-name="Tableau1.B2" office:value-type="string">
              <text:p text:style-name="Table_20_Contents"><text:span text:style-name="Emphasis">Mayor</text:span></text:p>
            </table:table-cell>
            <table:table-cell table:style-name="Tableau1.B2" office:value-type="string">
              <text:p text:style-name="Table_20_Contents">Plus grand(e)</text:p>
            </table:table-cell>
          </table:table-row>
          <table:table-row table:style-name="TableLine94490022623152">
            <table:table-cell table:style-name="Tableau1.A2" office:value-type="string">
              <text:p text:style-name="Table_20_Contents"><text:span text:style-name="Emphasis">Bueno</text:span></text:p>
            </table:table-cell>
            <table:table-cell table:style-name="Tableau1.B2" office:value-type="string">
              <text:p text:style-name="Table_20_Contents"><text:span text:style-name="Emphasis">Mejor</text:span></text:p>
            </table:table-cell>
            <table:table-cell table:style-name="Tableau1.B2" office:value-type="string">
              <text:p text:style-name="Table_20_Contents">Meilleur(e)</text:p>
            </table:table-cell>
          </table:table-row>
          <table:table-row table:style-name="TableLine94490022623152">
            <table:table-cell table:style-name="Tableau1.A2" office:value-type="string">
              <text:p text:style-name="Table_20_Contents"><text:span text:style-name="Emphasis">Pequeño</text:span></text:p>
            </table:table-cell>
            <table:table-cell table:style-name="Tableau1.B2" office:value-type="string">
              <text:p text:style-name="Table_20_Contents"><text:span text:style-name="Emphasis">Menor</text:span></text:p>
            </table:table-cell>
            <table:table-cell table:style-name="Tableau1.B2" office:value-type="string">
              <text:p text:style-name="Table_20_Contents">Plus petit(e)</text:p>
            </table:table-cell>
          </table:table-row>
          <table:table-row table:style-name="TableLine94490022623152">
            <table:table-cell table:style-name="Tableau1.A5" office:value-type="string">
              <text:p text:style-name="Table_20_Contents"><text:span text:style-name="Emphasis">Malo</text:span></text:p>
            </table:table-cell>
            <table:table-cell table:style-name="Tableau1.B5" office:value-type="string">
              <text:p text:style-name="Table_20_Contents"><text:span text:style-name="Emphasis">Peor</text:span></text:p>
            </table:table-cell>
            <table:table-cell table:style-name="Tableau1.B5" office:value-type="string">
              <text:p text:style-name="Table_20_Contents">Pire</text:p>
            </table:table-cell>
          </table:table-row>
        </table:table-header-rows>
      </table:table>
      <text:h text:style-name="Heading_20_3" text:outline-level="3">Infériorité</text:h>
      <text:p text:style-name="P3">On suit la construction : <text:span text:style-name="T2">menos + adjectif/nom + que</text:span></text:p>
      <text:h text:style-name="Heading_20_2" text:outline-level="2">Superlatif relatif</text:h>
      <text:h text:style-name="Heading_20_3" text:outline-level="3">Cas général</text:h>
      <text:p text:style-name="P5">On suit la structure : <text:span text:style-name="T5">el</text:span><text:span text:style-name="T2"> más/menos + adjectif</text:span></text:p>
      <text:p text:style-name="P5"><text:span text:style-name="T2">⚠</text:span><text:span text:style-name="T4"> On accorde en genre et en nombre </text:span><text:span text:style-name="T5">l’article</text:span><text:span text:style-name="T4"> avec </text:span><text:span text:style-name="T2">l’adjectif</text:span></text:p>
      <text:p text:style-name="P6"><text:span text:style-name="T2">⚠</text:span> Quand le superlatif est précédé d'un nom commun, on ne répète pas l'article en espagnol.</text:p>
      <text:h text:style-name="Heading_20_3" text:outline-level="3">Exception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94490040287216">
            <table:table-cell table:style-name="Tableau2.A1" office:value-type="string">
              <text:p text:style-name="Table_20_Heading"><text:span text:style-name="Strong_20_Emphasis">Adjectif</text:span></text:p>
            </table:table-cell>
            <table:table-cell table:style-name="Tableau2.B1" office:value-type="string">
              <text:p text:style-name="Table_20_Heading"><text:span text:style-name="Strong_20_Emphasis">Superlatif relatif</text:span></text:p>
            </table:table-cell>
            <table:table-cell table:style-name="Tableau2.B1" office:value-type="string">
              <text:p text:style-name="Table_20_Heading"><text:span text:style-name="Strong_20_Emphasis">Traduction</text:span></text:p>
            </table:table-cell>
          </table:table-row>
          <table:table-row table:style-name="TableLine94490040287216">
            <table:table-cell table:style-name="Tableau2.A2" office:value-type="string">
              <text:p text:style-name="Table_20_Contents"><text:span text:style-name="Emphasis">Grande</text:span></text:p>
            </table:table-cell>
            <table:table-cell table:style-name="Tableau2.B2" office:value-type="string">
              <text:p text:style-name="Table_20_Contents"><text:span text:style-name="Emphasis">Máximo</text:span></text:p>
            </table:table-cell>
            <table:table-cell table:style-name="Tableau2.B2" office:value-type="string">
              <text:p text:style-name="Table_20_Contents">Le plus grand</text:p>
            </table:table-cell>
          </table:table-row>
          <table:table-row table:style-name="TableLine94490040287216">
            <table:table-cell table:style-name="Tableau2.A2" office:value-type="string">
              <text:p text:style-name="Table_20_Contents"><text:span text:style-name="Emphasis">Pequeño</text:span></text:p>
            </table:table-cell>
            <table:table-cell table:style-name="Tableau2.B2" office:value-type="string">
              <text:p text:style-name="Table_20_Contents"><text:span text:style-name="Emphasis">Mínimo</text:span></text:p>
            </table:table-cell>
            <table:table-cell table:style-name="Tableau2.B2" office:value-type="string">
              <text:p text:style-name="Table_20_Contents">Le plus petit</text:p>
            </table:table-cell>
          </table:table-row>
          <table:table-row table:style-name="TableLine94490040287216">
            <table:table-cell table:style-name="Tableau2.A2" office:value-type="string">
              <text:p text:style-name="Table_20_Contents"><text:span text:style-name="Emphasis">Bueno</text:span></text:p>
            </table:table-cell>
            <table:table-cell table:style-name="Tableau2.B2" office:value-type="string">
              <text:p text:style-name="Table_20_Contents"><text:span text:style-name="Emphasis">Óptimo</text:span></text:p>
            </table:table-cell>
            <table:table-cell table:style-name="Tableau2.B2" office:value-type="string">
              <text:p text:style-name="Table_20_Contents">Le meilleur</text:p>
            </table:table-cell>
          </table:table-row>
          <table:table-row table:style-name="TableLine94490040287216">
            <table:table-cell table:style-name="Tableau2.A5" office:value-type="string">
              <text:p text:style-name="Table_20_Contents"><text:span text:style-name="Emphasis">Malo</text:span></text:p>
            </table:table-cell>
            <table:table-cell table:style-name="Tableau2.B5" office:value-type="string">
              <text:p text:style-name="Table_20_Contents"><text:span text:style-name="Emphasis">Pésimo</text:span></text:p>
            </table:table-cell>
            <table:table-cell table:style-name="Tableau2.B5" office:value-type="string">
              <text:p text:style-name="Table_20_Contents">Le pire</text:p>
            </table:table-cell>
          </table:table-row>
        </table:table-header-rows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1013e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5:30:52.717935009</meta:creation-date>
    <meta:editing-duration>PT1H53M55S</meta:editing-duration>
    <meta:editing-cycles>6</meta:editing-cycles>
    <meta:generator>LibreOffice/7.3.5.2$Linux_X86_64 LibreOffice_project/30$Build-2</meta:generator>
    <dc:title>TST</dc:title>
    <dc:date>2022-08-11T17:24:49.364755761</dc:date>
    <meta:document-statistic meta:table-count="2" meta:image-count="0" meta:object-count="0" meta:page-count="1" meta:paragraph-count="49" meta:word-count="144" meta:character-count="841" meta:non-whitespace-character-count="746"/>
    <meta:template xlink:type="simple" xlink:actuate="onRequest" xlink:title="TST" xlink:href="../../../../../.config/libreoffice/4/user/template/TST.ott" meta:date="2022-08-11T15:30:51.362126258"/>
  </office:meta>
</office:document-meta>
</file>